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Calibri Light" svg:font-family="'Calibri Light'"/>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list-style-name="WWNum20">
      <style:paragraph-properties fo:text-align="justify" style:justify-single-word="false"/>
    </style:style>
    <style:style style:name="P3" style:family="paragraph" style:parent-style-name="List_20_Paragraph" style:list-style-name="WWNum26">
      <style:paragraph-properties fo:text-align="justify" style:justify-single-word="false"/>
    </style:style>
    <style:style style:name="P4" style:family="paragraph" style:parent-style-name="List_20_Paragraph" style:list-style-name="WWNum19">
      <style:paragraph-properties fo:text-align="justify" style:justify-single-word="false"/>
    </style:style>
    <style:style style:name="P5" style:family="paragraph" style:parent-style-name="List_20_Paragraph">
      <style:text-properties style:font-name="Calibri Light1" fo:font-size="12pt" style:font-size-asian="12pt" style:font-name-complex="Calibri Light2" style:font-size-complex="12pt"/>
    </style:style>
    <style:style style:name="P6" style:family="paragraph" style:parent-style-name="List_20_Paragraph">
      <style:paragraph-properties fo:text-align="justify" style:justify-single-word="false"/>
      <style:text-properties style:font-name="Calibri Light1" fo:font-size="12pt" style:font-size-asian="12pt" style:font-name-complex="Calibri Light2" style:font-size-complex="12pt"/>
    </style:style>
    <style:style style:name="P7"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8"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9" style:family="paragraph" style:parent-style-name="List_20_Paragraph">
      <style:paragraph-properties fo:margin-left="1.905cm" fo:margin-right="0cm" fo:text-align="justify" style:justify-single-word="false" fo:text-indent="0.593cm" style:auto-text-indent="false"/>
      <style:text-properties style:font-name="Calibri Light1" fo:font-size="12pt" style:font-size-asian="12pt" style:font-name-complex="Calibri Light2" style:font-size-complex="12pt"/>
    </style:style>
    <style:style style:name="P10" style:family="paragraph" style:parent-style-name="Standard">
      <style:paragraph-properties fo:text-align="justify" style:justify-single-word="false"/>
    </style:style>
    <style:style style:name="P11" style:family="paragraph" style:parent-style-name="Standard">
      <style:text-properties style:font-name="Calibri Light1" fo:font-size="1pt" fo:font-weight="bold" style:font-name-asian="Times New Roman1" style:font-size-asian="1pt" style:language-asian="zh" style:country-asian="CN" style:font-weight-asian="bold" style:font-name-complex="Calibri Light2" style:font-size-complex="1pt"/>
    </style:style>
    <style:style style:name="P12" style:family="paragraph" style:parent-style-name="Standard">
      <style:paragraph-properties fo:text-align="justify" style:justify-single-word="false"/>
      <style:text-properties style:font-name="Calibri Light1" fo:font-size="12pt" style:font-size-asian="12pt" style:font-name-complex="Calibri Light2" style:font-size-complex="12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style>
    <style:style style:name="P15"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style>
    <style:style style:name="P16"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17" style:family="paragraph" style:parent-style-name="Standard">
      <style:paragraph-properties fo:margin-left="1.249cm" fo:margin-right="0cm" fo:text-align="justify" style:justify-single-word="false" fo:text-indent="0cm" style:auto-text-indent="false"/>
    </style:style>
    <style:style style:name="P18" style:family="paragraph" style:parent-style-name="apartat1" style:list-style-name="" style:master-page-name="Standard">
      <style:paragraph-properties fo:margin-left="0.6cm" fo:margin-right="0cm" fo:text-align="justify" style:justify-single-word="false" fo:text-indent="-0.6cm" style:auto-text-indent="false" style:page-number="auto"/>
    </style:style>
    <style:style style:name="P19" style:family="paragraph">
      <loext:graphic-properties draw:fill="solid" draw:fill-color="#ffffff" draw:opacity="0%"/>
      <style:paragraph-properties fo:text-align="start"/>
      <style:text-properties fo:font-size="11pt"/>
    </style:style>
    <style:style style:name="P20" style:family="paragraph">
      <style:paragraph-properties fo:margin-top="0cm" fo:margin-bottom="0cm" fo:line-height="100%" fo:text-align="end"/>
      <style:text-properties fo:font-size="11pt"/>
    </style:style>
    <style:style style:name="P21" style:family="paragraph">
      <loext:graphic-properties draw:fill="none"/>
      <style:paragraph-properties fo:margin-top="0cm" fo:margin-bottom="0cm" fo:line-height="100%" fo:text-align="end"/>
      <style:text-properties fo:font-size="11pt"/>
    </style:style>
    <style:style style:name="T1" style:family="text">
      <style:text-properties fo:font-size="14pt" fo:language="ca" fo:country="ES" style:font-size-asian="14pt" style:font-size-complex="14pt"/>
    </style:style>
    <style:style style:name="T2" style:family="text">
      <style:text-properties fo:color="#4f81bd" loext:opacity="100%" fo:font-size="14pt" fo:font-weight="bold" style:font-size-asian="14pt" style:font-weight-asian="bold" style:font-size-complex="14pt"/>
    </style:style>
    <style:style style:name="T3" style:family="text">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T4" style:family="text">
      <style:text-properties fo:font-size="12pt" fo:font-weight="bold" style:font-size-asian="12pt" style:language-asian="es" style:country-asian="ES" style:font-weight-asian="bold" style:font-name-complex="Tahoma1" style:font-size-complex="12pt" style:font-weight-complex="bold"/>
    </style:style>
    <style:style style:name="T5"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6" style:family="text">
      <style:text-properties style:font-name="Calibri Light1" fo:font-size="12pt" style:font-size-asian="12pt" style:font-name-complex="Calibri Light2" style:font-size-complex="12pt"/>
    </style:style>
    <style:style style:name="T7" style:family="text">
      <style:text-properties style:font-name="Calibri Light1" fo:font-size="12pt" style:font-size-asian="12pt" style:font-name-complex="Calibri Light2" style:font-size-complex="12pt" style:font-style-complex="italic"/>
    </style:style>
    <style:style style:name="T8" style:family="text">
      <style:text-properties style:font-name="Calibri Light1" fo:font-size="12pt" fo:font-style="italic" style:font-size-asian="12pt" style:font-style-asian="italic" style:font-name-complex="Calibri Light2" style:font-size-complex="12pt" style:font-style-complex="italic"/>
    </style:style>
    <style:style style:name="T9" style:family="text">
      <style:text-properties style:font-name="Calibri Light1" fo:font-size="12pt" fo:font-style="italic" style:font-size-asian="12pt" style:font-style-asian="italic" style:font-name-complex="Calibri Light2" style:font-size-complex="12pt"/>
    </style:style>
    <style:style style:name="T10" style:family="text">
      <style:text-properties style:font-name="Calibri Light1" fo:font-size="12pt" fo:font-style="italic" fo:font-weight="bold" style:font-size-asian="12pt" style:font-style-asian="italic" style:font-weight-asian="bold" style:font-name-complex="Calibri Light2" style:font-size-complex="12pt" style:font-style-complex="italic" style:font-weight-complex="bold"/>
    </style:style>
    <style:style style:name="T11" style:family="text">
      <style:text-properties fo:text-transform="uppercase" fo:color="#5b9bd5"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fo:text-transform="uppercas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NF1 – EL SERVEI web || uf2: WEB I FTP</text:span></text:p>
      <text:p text:style-name="P14"><text:span text:style-name="T2">PROJECTE 1 – ETAPA 1 – CONFIGURACIÓ BÀSICA DE SERVIDORS WEB <text:s/></text:span></text:p>
      <text:p text:style-name="P10"><text:span text:style-name="T3">NOM DE L’ALUMNE/s: </text:span></text:p>
      <text:p text:style-name="P15"><text:span text:style-name="T3">OBJECTIU</text:span></text:p>
      <text:list xml:id="list1226924715" text:style-name="WWNum6">
        <text:list-item>
          <text:p text:style-name="P7"><text:span text:style-name="T4">Configuració bàsica del servei web amb les directives més essencials amb Apache sota Ubuntu 22 i IIS sota Windows Server 2022. </text:span></text:p>
        </text:list-item>
      </text:list>
      <text:p text:style-name="P15"><text:span text:style-name="T3">INSTRUCCIONS</text:span></text:p>
      <text:list xml:id="list627272387" text:style-name="WWNum5">
        <text:list-item>
          <text:p text:style-name="P8"><text:span text:style-name="T4">Aquesta etapa té un valor del 15% sobre la nota final del projecte.</text:span></text:p>
        </text:list-item>
        <text:list-item>
          <text:p text:style-name="P8"><text:span text:style-name="T4">Cal realitzar-lo sobre les màquines virtuals proporcionades a l’inici del mòdul. <text:s/></text:span></text:p>
        </text:list-item>
        <text:list-item>
          <text:p text:style-name="P8"><text:span text:style-name="T4">Recordeu que caldrà configurar-les a nivell de </text:span><text:span text:style-name="T5">hostname</text:span><text:span text:style-name="T4">, usuaris, etc. </text:span></text:p>
        </text:list-item>
        <text:list-item>
          <text:p text:style-name="P8"><text:span text:style-name="T4">Caldrà també que realitzeu les adients configuracions de xarxa amb IP estàtica dins la ‘xarxa NAT’ que utilitzem al MP. </text:span></text:p>
        </text:list-item>
        <text:list-item>
          <text:p text:style-name="P8"><text:span text:style-name="T4">Si voleu però, no hi ha problema en reutilitzar les de la UF1. Tingueu en compte les configuracions que hi teniu per si us poden generar algun conflicte o variació. </text:span></text:p>
        </text:list-item>
        <text:list-item>
          <text:p text:style-name="P8"><text:span text:style-name="T4">També podeu utilitzar les màquines de la plataforma IsardVDI degudament configurades i personalitzades. </text:span></text:p>
        </text:list-item>
        <text:list-item>
          <text:p text:style-name="P8"><text:span text:style-name="T4">Per defecte, cal que justifiqueu les respostes amb captures de pantalla. </text:span></text:p>
        </text:list-item>
        <text:list-item>
          <text:p text:style-name="P8"><text:span text:style-name="T4">Si a la captura no hi ha cap valor que la identifiqui de forma única, cal que es vegi el fons d’escriptori, </text:span><text:span text:style-name="T5">notepad</text:span><text:span text:style-name="T4"> o eines similars amb el vostre nomcognom! </text:span></text:p>
        </text:list-item>
        <text:list-item>
          <text:p text:style-name="P8"><text:span text:style-name="T4">Totes les captures que mostrin les comandes han d’incloure, a part del resultat, la comanda i/o els paràmetres, per tal de veure com la feu. </text:span></text:p>
        </text:list-item>
      </text:list>
      <text:p text:style-name="P16"/>
      <text:p text:style-name="P11"/>
      <text:p text:style-name="P10"><text:span text:style-name="T6">En aquesta primera etapa del projecte prepararem i configurarem el sistema base per tal de tenir un servei web tant en Linux com en Windows. Per això, caldrà que activem els </text:span><text:span text:style-name="T8">sites</text:span><text:span text:style-name="T7"> web per dos dominis que tindrem configurats de forma local a nivell de DNS. A nivell de màquina client, és indiferent si utilitzeu la Ubuntu Desktop com el Windows 10 client. Pel que fa al navegador, tot està pensat amb Firefox però utilitzeu el que vulgueu. </text:span></text:p>
      <text:p text:style-name="P10"><text:span text:style-name="T6">A nivell de xarxa, recordeu caldrà que treballeu amb un adaptador en mode ‘xarxa NAT’ amb la xarxa preconfigurada del mòdul i que utilitzeu el vostre rang 172.25.X.0/16. A la 172.25.0.1 teniu el </text:span><text:span text:style-name="T8">gateway</text:span><text:span text:style-name="T6"> i el DNS, i si voleu, via VirtualBox podeu activar també el servei de DHCP i no treballar en mode IP estàtica, tot i que us ho aconsello. </text:span></text:p>
      <text:p text:style-name="P10"><text:span text:style-name="T6">Començarem per la part de Linux, on caldrà que tinguem una plataforma LAMP preparada, utilitzant com a referència l’exercici 1 si us és necessari. A </text:span><text:soft-page-break/><text:span text:style-name="T6">més, també caldrà que hi instal·leu una nova comanda: tree. Per fer-ho, podeu llançar la següent comanda:</text:span></text:p>
      <text:p text:style-name="P13"><text:span text:style-name="T10">sudo apt-get install tree</text:span></text:p>
      <text:p text:style-name="P10"><text:span text:style-name="T6">Inicialment ens caldrà crear dos fitxers dins de </text:span><text:span text:style-name="T8">sites-available</text:span><text:span text:style-name="T6">, per activar-los posteriorment, per tal de donar servei als dos dominis anteriorment citats. Un d’ells respondrà per HTTP i l’altre per HTTPs, en tots dos casos, pels ports predeterminats. Només podeu aplicar configuracions a aquests dos fitxers. </text:span></text:p>
      <text:p text:style-name="P10"><text:span text:style-name="T6">Així doncs, per una banda, caldrà configurar Apache per tal que atengui peticions pel domini nomcognom.edu (en el meu cas doncs, davidbancells.edu), tant amb www com sense, i ho faci pel port 80. </text:span></text:p>
      <text:p text:style-name="P10"><text:span text:style-name="T6">Per altra banda, caldrà que es configuri per atendre peticions per cognomnom.edu (en el meu cas doncs, bancellsdavid.edu), tant amb www com sense, però aquest cop sota HTTPs i per tant pel port 443. A nivell de certificat, aprofiteu el que porta per defecte Apache. </text:span></text:p>
      <text:p text:style-name="P10"><text:span text:style-name="T6">No desactiveu els </text:span><text:span text:style-name="T8">sites </text:span><text:span text:style-name="T6">per defecte, és més, cal que tots dos (port 80 i 443) estiguin activats. </text:span></text:p>
      <text:p text:style-name="P10"><text:span text:style-name="T6">Continuem amb els fitxers de </text:span><text:span text:style-name="T8">VirtualHost</text:span><text:span text:style-name="T6">. El contingut de les dues pàgines ha d’anar amb una carpeta dedicada al </text:span><text:span text:style-name="T8">path</text:span><text:span text:style-name="T6"> </text:span><text:span text:style-name="T8">/var/www/nomcognom</text:span><text:span text:style-name="T6"> i </text:span><text:span text:style-name="T8">/var/www/cognomnom</text:span><text:span text:style-name="T6"> segons sigui el cas. </text:span></text:p>
      <text:p text:style-name="P10"><text:span text:style-name="T6">Pel contingut hi heu de posar una simple pàgina HTML que es digui inici.html en el cas de nomcognom.edu, i on hi digui ‘Hola’, i en el cas de cognomnom.edu, cal que sigui una pàgina PHP amb l’execució de la comanda </text:span><text:span text:style-name="T8">phpinfo</text:span><text:span text:style-name="T6">() i el fitxer s’ha de dir </text:span><text:span text:style-name="T8">start.php.</text:span><text:span text:style-name="T6"> En tots dos casos és la pàgina que s’ha de veure al accedir posant el domini a la URL sense indicar la pàgina específica. </text:span></text:p>
      <text:p text:style-name="P10"><text:span text:style-name="T6">Cal tenir en compte, que si jo poso al navegador una URL tipus </text:span><text:a xlink:type="simple" xlink:href="http://nomcognom.edu/other/" text:style-name="Internet_20_link" text:visited-style-name="Visited_20_Internet_20_Link"><text:span text:style-name="Internet_20_link"><text:span text:style-name="T6">http://nomcognom.edu/other/</text:span></text:span></text:a><text:span text:style-name="T6"> s’ha de mostrar el contingut de fitxers igual que si hagués entrat a </text:span><text:a xlink:type="simple" xlink:href="https://cognomnom.edu/" text:style-name="Internet_20_link" text:visited-style-name="Visited_20_Internet_20_Link"><text:span text:style-name="Internet_20_link"><text:span text:style-name="T6">https://cognomnom.edu/</text:span></text:span></text:a><text:span text:style-name="T6">, i el mateix però al revés, és a dir, si jo poso </text:span><text:a xlink:type="simple" xlink:href="https://cognomnom.edu/other/" text:style-name="Internet_20_link" text:visited-style-name="Visited_20_Internet_20_Link"><text:span text:style-name="Internet_20_link"><text:span text:style-name="T6">https://cognomnom.edu/other/</text:span></text:span></text:a><text:span text:style-name="T6"> s’ha de mostrar el mateix que si hagués posat </text:span><text:a xlink:type="simple" xlink:href="http://nomcognom.edu/" text:style-name="Internet_20_link" text:visited-style-name="Visited_20_Internet_20_Link"><text:span text:style-name="Internet_20_link"><text:span text:style-name="T6">http://nomcognom.edu/</text:span></text:span></text:a><text:span text:style-name="T6">. <text:s/></text:span></text:p>
      <text:p text:style-name="P10"><text:span text:style-name="T6">Cada </text:span><text:span text:style-name="T8">site</text:span><text:span text:style-name="T6"> ha de tenir uns fitxers de </text:span><text:span text:style-name="T8">logs</text:span><text:span text:style-name="T6"> dedicats únicament al propi </text:span><text:span text:style-name="T8">site</text:span><text:span text:style-name="T6">. Podeu mantenir la ruta amb la variable d’entorn ${APACHE_LOG_DIR} i simplement que el fitxer .log es digui com el domini, per exemple <text:s/></text:span><text:span text:style-name="T8">“${APACHE_LOG_DIR}/davidbancells.edu-access.log</text:span><text:span text:style-name="T6">”. </text:span></text:p>
      <text:p text:style-name="P10"><text:span text:style-name="T6">A més, per un dels dos </text:span><text:span text:style-name="T8">sites </text:span><text:span text:style-name="T6">cal que activeu una pàgina d’error 404. No cal que sigui genuïna vostra, tot i que evidentment podeu posar-ne una de senzilla, però també en podeu “aprofitar” alguna que us faci gràcia d’internet, n’hi ha moltes de disponibles amb el codi HTML+CSS. </text:span></text:p>
      <text:p text:style-name="P10"><text:span text:style-name="T6">Un cop fet, caldrà fer les diferents comprovacions, tant a nivell de composició de directives dins els respectius fitxers, com de configuració i funcionament d’Apache i captures que ho demostrin. </text:span></text:p>
      <text:list xml:id="list885371069" text:style-name="WWNum20">
        <text:list-item>
          <text:p text:style-name="P2"><text:soft-page-break/><text:span text:style-name="T6">El primer que cal es que adjunteu les captures que mostren el contingut dels dos fitxers on heu definit els paràmetres de </text:span><text:span text:style-name="T9">VirtualHost</text:span><text:span text:style-name="T6"> per nomcognom.edu i cognomnom.edu. Utilitzeu la comanda ‘cat’. Penseu en que han d’estar complets a nivell de configuracions. 3 punts. </text:span></text:p>
        </text:list-item>
      </text:list>
      <text:p text:style-name="P6"/>
      <text:list xml:id="list142721669997294" text:continue-numbering="true" text:style-name="WWNum20">
        <text:list-item>
          <text:p text:style-name="P2"><text:span text:style-name="T6">Caldrà també una captura per veure els </text:span><text:span text:style-name="T9">sites</text:span><text:span text:style-name="T6"> actius a Apache utilitzant la comanda <text:s/></text:span><text:span text:style-name="T9">apache2ctl</text:span><text:span text:style-name="T6">. 0,5 punts. </text:span></text:p>
        </text:list-item>
      </text:list>
      <text:p text:style-name="P6"/>
      <text:list xml:id="list142720768893849" text:continue-numbering="true" text:style-name="WWNum20">
        <text:list-item>
          <text:p text:style-name="P2"><text:span text:style-name="T6">Utilitzant la comanda </text:span><text:span text:style-name="T9">tree</text:span><text:span text:style-name="T6">, cal que executeu les següents dues comandes: </text:span></text:p>
        </text:list-item>
      </text:list>
      <text:list xml:id="list1962110289" text:style-name="WWNum26">
        <text:list-item>
          <text:p text:style-name="P3"><text:span text:style-name="T8">tree -pu /etc/apache2/sites-* <text:s/></text:span></text:p>
        </text:list-item>
        <text:list-item>
          <text:p text:style-name="P3"><text:span text:style-name="T8">tree -puL 3 /var/www/</text:span></text:p>
        </text:list-item>
      </text:list>
      <text:p text:style-name="P17"><text:span text:style-name="T6">Adjunteu les corresponents captures. 0,5 punts. </text:span></text:p>
      <text:p text:style-name="P12"/>
      <text:p text:style-name="P12"/>
      <text:p text:style-name="P10"><text:span text:style-name="T6">Ara tocarà fer les demostracions de funcionament. </text:span></text:p>
      <text:list xml:id="list142720395852551" text:continue-list="list142720768893849" text:style-name="WWNum20">
        <text:list-item>
          <text:p text:style-name="P2"><text:span text:style-name="T6">Adjunteu una captura des de navegador conforme el servidor funciona per </text:span><text:a xlink:type="simple" xlink:href="http://nomcognom.edu" text:style-name="Internet_20_link" text:visited-style-name="Visited_20_Internet_20_Link"><text:span text:style-name="Internet_20_link"><text:span text:style-name="T6">http://nomcognom.edu</text:span></text:span></text:a><text:span text:style-name="T6"> o </text:span><text:a xlink:type="simple" xlink:href="http://www.nomcognom.edu" text:style-name="Internet_20_link" text:visited-style-name="Visited_20_Internet_20_Link"><text:span text:style-name="Internet_20_link"><text:span text:style-name="T6">http://www.nomcognom.edu</text:span></text:span></text:a><text:span text:style-name="T6">. 0,75 punts. </text:span></text:p>
        </text:list-item>
      </text:list>
      <text:p text:style-name="P6"/>
      <text:list xml:id="list142721381090036" text:continue-numbering="true" text:style-name="WWNum20">
        <text:list-item>
          <text:p text:style-name="P2"><text:span text:style-name="T6">També una captura des de navegador conforme el servidor funciona per </text:span><text:a xlink:type="simple" xlink:href="https://cognomnom.edu" text:style-name="Internet_20_link" text:visited-style-name="Visited_20_Internet_20_Link"><text:span text:style-name="Internet_20_link"><text:span text:style-name="T6">https://cognomnom.edu</text:span></text:span></text:a><text:span text:style-name="T6"> o </text:span><text:a xlink:type="simple" xlink:href="https://www.cognomnom.edu" text:style-name="Internet_20_link" text:visited-style-name="Visited_20_Internet_20_Link"><text:span text:style-name="Internet_20_link"><text:span text:style-name="T6">https://www.cognomnom.edu</text:span></text:span></text:a><text:span text:style-name="T6">. 0,75 punts. </text:span></text:p>
        </text:list-item>
      </text:list>
      <text:p text:style-name="P5"/>
      <text:list xml:id="list142721894363698" text:continue-numbering="true" text:style-name="WWNum20">
        <text:list-item>
          <text:p text:style-name="P2"><text:span text:style-name="T6">Adjunteu les captures des de navegador conforme funciona </text:span><text:a xlink:type="simple" xlink:href="http://nomcognom.edu/other/" text:style-name="Internet_20_link" text:visited-style-name="Visited_20_Internet_20_Link"><text:span text:style-name="Internet_20_link"><text:span text:style-name="T6">http://nomcognom.edu/other/</text:span></text:span></text:a><text:span text:style-name="T6"> i </text:span><text:a xlink:type="simple" xlink:href="https://cognomnom.edu/other/" text:style-name="Internet_20_link" text:visited-style-name="Visited_20_Internet_20_Link"><text:span text:style-name="Internet_20_link"><text:span text:style-name="T6">https://cognomnom.edu/other/</text:span></text:span></text:a><text:span text:style-name="T6">. 1 punt. <text:s/></text:span></text:p>
        </text:list-item>
      </text:list>
      <text:p text:style-name="P6"/>
      <text:list xml:id="list142720717696783" text:continue-numbering="true" text:style-name="WWNum20">
        <text:list-item>
          <text:p text:style-name="P2"><text:span text:style-name="T6">I també una captura des de navegador de la pàgina 404 pel </text:span><text:span text:style-name="T8">site </text:span><text:span text:style-name="T6">que heu escollit. Per això podeu forçar una petició a una pàgina inexistent, com per exemple: </text:span></text:p>
        </text:list-item>
      </text:list>
      <text:p text:style-name="P1"><text:a xlink:type="simple" xlink:href="http://nomcognom.edu/lslslsllslslslsls" text:style-name="Internet_20_link" text:visited-style-name="Visited_20_Internet_20_Link"><text:span text:style-name="Internet_20_link"><text:span text:style-name="T6">http://nomcognom.edu/lslslsllslslslsls</text:span></text:span></text:a><text:span text:style-name="T6">. 0,5 punts. </text:span></text:p>
      <text:p text:style-name="P10"><text:span text:style-name="T6">Ara feu una altra prova ‘fora de concurs’. Entreu amb HTTPs però per la IP (per exemple, en el meu cas és </text:span><text:a xlink:type="simple" xlink:href="https://172.25.10.15/" text:style-name="Internet_20_link" text:visited-style-name="Visited_20_Internet_20_Link"><text:span text:style-name="Internet_20_link"><text:span text:style-name="T6">https://172.25.10.15/</text:span></text:span></text:a><text:span text:style-name="T6">). Com veieu, no mostra pas la pàgina per defecte del </text:span><text:span text:style-name="T8">default-ssl</text:span><text:span text:style-name="T6"> quan en principi hauria de ser així, sinó que mostra la que teniu per </text:span><text:a xlink:type="simple" xlink:href="https://cognomnom.edu" text:style-name="Internet_20_link" text:visited-style-name="Visited_20_Internet_20_Link"><text:span text:style-name="Internet_20_link"><text:span text:style-name="T6">https://cognomnom.edu</text:span></text:span></text:a><text:span text:style-name="T6">, i per tant, el phpinfo(). </text:span></text:p>
      <text:p text:style-name="P10"><text:span text:style-name="T6">Hem de tenir en compte que l’SSL es presenta a la capa de presentació del model OSI i a la d’aplicació del model TCP/IP. Això a la pràctica implica que primer es negocia l’SSL abans de descodificar el paquet HTTP on hi consta la capçalera de Host, i per tant, primer es negocia el certificat abans que el virtualhost dedicat. </text:span></text:p>
      <text:p text:style-name="P10"><text:span text:style-name="T6">Això fa que per defecte, només hi pot haver un certificat SSL vàlid per cada combinació IP+port. Aquest fet es pot solucionar amb SNI, una extensió de SSL. Així i tot, això queda fora de l’abast de l’etapa i del NF. Si voleu més informació en trobareu a webs com aquestes:</text:span></text:p>
      <text:list xml:id="list719242537" text:style-name="WWNum19">
        <text:list-item>
          <text:p text:style-name="P4"><text:soft-page-break/><text:a xlink:type="simple" xlink:href="https://cwiki.apache.org/confluence/display/HTTPD/NameBasedSSLVHosts" text:style-name="Internet_20_link" text:visited-style-name="Visited_20_Internet_20_Link"><text:span text:style-name="Internet_20_link"><text:span text:style-name="T6">https://cwiki.apache.org/confluence/display/HTTPD/NameBasedSSLVHosts</text:span></text:span></text:a></text:p>
        </text:list-item>
        <text:list-item>
          <text:p text:style-name="P4"><text:a xlink:type="simple" xlink:href="https://cwiki.apache.org/confluence/display/HTTPD/NameBasedSSLVHostsWithSNI" text:style-name="Internet_20_link" text:visited-style-name="Visited_20_Internet_20_Link"><text:span text:style-name="Internet_20_link"><text:span text:style-name="T6">https://cwiki.apache.org/confluence/display/HTTPD/NameBasedSSLVHostsWithSNI</text:span></text:span></text:a></text:p>
        </text:list-item>
      </text:list>
      <text:p text:style-name="P9"/>
      <text:p text:style-name="P10"><text:span text:style-name="T6">Continuem i passem a la part de Windows Server, on utilitzarem IIS com a servidor web, i on tenim l’exercici 4 com a referència per tenir el sistema preparat. </text:span></text:p>
      <text:p text:style-name="P10"><text:span text:style-name="T6">Caldrà que genereu 1 nou </text:span><text:span text:style-name="T8">site,</text:span><text:span text:style-name="T6"> que es correspondrà amb les vostres inicials que utilitzeu al mòdul i .edu, per tant, en el meu cas, dbt.edu. També s’hi ha de poder accedir per </text:span><text:a xlink:type="simple" xlink:href="http://www.XXX.edu" text:style-name="Internet_20_link" text:visited-style-name="Visited_20_Internet_20_Link"><text:span text:style-name="Internet_20_link"><text:span text:style-name="T6">www.XXX.edu</text:span></text:span></text:a><text:span text:style-name="T6">, on XXX son les vostres inicials. </text:span></text:p>
      <text:p text:style-name="P10"><text:span text:style-name="T6">La ruta dels fitxers web haurà de ser a c:\inetpub\wwwroot\XXX, i caldrà que el primer fitxer que s’obri sigui un fitxer que es digui nom.htm, on nom és el vostre nom. En el meu cas doncs, david.htm. El fitxer simplement haurà de dir ‘Hola’. </text:span></text:p>
      <text:p text:style-name="P10"><text:span text:style-name="T6">Finalment, s’ha de fer un directori virtual per tal que quan es posi </text:span><text:a xlink:type="simple" xlink:href="http://XXX.edu/asix/" text:style-name="Internet_20_link" text:visited-style-name="Visited_20_Internet_20_Link"><text:span text:style-name="Internet_20_link"><text:span text:style-name="T6">http://XXX.edu/asix/</text:span></text:span></text:a><text:span text:style-name="T6"> s’obri el contingut del fitxer default.htm de la carpeta c:\Inetpub\wwwroot\asix, i que haurà de dir ‘soc dins ASIX’. </text:span></text:p>
      <text:p text:style-name="P10"><text:span text:style-name="T6">Un cop fet, caldrà fer les diferents comprovacions, tant a nivell de composició de directives dins els respectius fitxers, com de configuració i funcionament d’IIS i captures que ho demostrin. </text:span></text:p>
      <text:list xml:id="list142721403639853" text:continue-list="list142720717696783" text:style-name="WWNum20">
        <text:list-item>
          <text:p text:style-name="P2"><text:span text:style-name="T6">Primer de tot, adjunteu una captura des de la opció de ‘Configuració avançada’ del </text:span><text:span text:style-name="T9">site. </text:span><text:span text:style-name="T6">1 punt. </text:span></text:p>
        </text:list-item>
      </text:list>
      <text:p text:style-name="P6"/>
      <text:list xml:id="list142720114444984" text:continue-numbering="true" text:style-name="WWNum20">
        <text:list-item>
          <text:p text:style-name="P2"><text:span text:style-name="T6">També una captura dels valors de la opció ‘Documento predeterminado’ del </text:span><text:span text:style-name="T9">site</text:span><text:span text:style-name="T6">. 0,5 punts. </text:span></text:p>
        </text:list-item>
      </text:list>
      <text:p text:style-name="P6"/>
      <text:list xml:id="list142721389899036" text:continue-numbering="true" text:style-name="WWNum20">
        <text:list-item>
          <text:p text:style-name="P2"><text:span text:style-name="T6">Continuem i adjunteu una aptura dels valors del directori virtual des de la seva ‘Configuración avanzada’. 0,5 punts. <text:s/></text:span></text:p>
        </text:list-item>
      </text:list>
      <text:p text:style-name="P10"><text:span text:style-name="T6">Ara tocarà fer les demostracions via navegador per veure que tot funciona correctament. </text:span></text:p>
      <text:list xml:id="list142721291403887" text:continue-numbering="true" text:style-name="WWNum20">
        <text:list-item>
          <text:p text:style-name="P2"><text:span text:style-name="T6">Primer de tot adjunteu una captura conforme es visualitza el contingut entrant per </text:span><text:a xlink:type="simple" xlink:href="http://www.XXX.edu" text:style-name="Internet_20_link" text:visited-style-name="Visited_20_Internet_20_Link"><text:span text:style-name="Internet_20_link"><text:span text:style-name="T6">http://www.XXX.edu</text:span></text:span></text:a><text:span text:style-name="T6">. 0,5 punts. </text:span></text:p>
        </text:list-item>
      </text:list>
      <text:p text:style-name="P6"/>
      <text:list xml:id="list142721569220798" text:continue-numbering="true" text:style-name="WWNum20">
        <text:list-item>
          <text:p text:style-name="P2"><text:span text:style-name="T6">I també una captura per tal de veure que el sistema de directori virtual funciona correctament. 0,5 punts. </text:span></text:p>
        </text:list-item>
      </text:list>
      <text:p text:style-name="P12"/>
      <text:p text:style-name="P12"/>
      <text:p text:style-name="P12"/>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2" svg:font-family="Calibri"/>
    <style:font-face style:name="Calibri Light" svg:font-family="'Calibri Light'"/>
    <style:font-face style:name="Courier New" svg:font-family="'Courier New'"/>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ca" fo:country="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1"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default-outline-level=""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1"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3" style:font-family-asian="Calibri" style:font-family-generic-asian="system" style:font-pitch-asian="variable" style:font-name-complex="Calibri Light2" style:font-family-complex="'Calibri Light'"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tyle="italic" style:font-name-asian="Calibri3" style:font-family-asian="Calibri" style:font-family-generic-asian="system" style:font-pitch-asian="variable" style:font-style-asian="italic" style:font-name-complex="Calibri Light2" style:font-family-complex="'Calibri Light'"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5"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9"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ListLabel_20_3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ffffff" draw:opacity="0%"/>
      <style:paragraph-properties fo:text-align="start"/>
      <style:text-properties fo:font-size="11pt"/>
    </style:style>
    <style:style style:name="MP2" style:family="paragraph">
      <style:paragraph-properties fo:margin-top="0cm" fo:margin-bottom="0cm" fo:line-height="100%" fo:text-align="end"/>
      <style:text-properties fo:font-size="11pt"/>
    </style:style>
    <style:style style:name="MP3" style:family="paragraph">
      <loext:graphic-properties draw:fill="none"/>
      <style:paragraph-properties fo:margin-top="0cm" fo:margin-bottom="0cm" fo:line-height="100%" fo:text-align="end"/>
      <style:text-properties fo:font-size="11pt"/>
    </style:style>
    <style:style style:name="MT1" style:family="text">
      <style:text-properties fo:text-transform="uppercase" fo:color="#5b9bd5"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text-transform="uppercas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80808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draw:fit-to-size="false" style:shrink-to-fit="false" fo:min-height="0.51cm" fo:min-width="16.004cm" fo:padding-top="0.127cm" fo:padding-bottom="0.127cm" fo:padding-left="0.254cm" fo:padding-right="0.254cm" fo:wrap-option="wrap" style:run-through="background"/>
      <style:paragraph-properties style:writing-mode="lr-tb"/>
    </style:style>
    <style:style style:name="Mgr3" style:family="graphic">
      <style:graphic-properties draw:stroke="none" svg:stroke-width="0.018cm" draw:fill="none" draw:textarea-vertical-align="top" draw:auto-grow-height="true" draw:fit-to-size="false" style:shrink-to-fit="false" fo:min-height="0cm" fo:min-width="0cm" fo:padding-top="0.127cm" fo:padding-bottom="0.127cm" fo:padding-left="0cm" fo:padding-right="0cm" fo:wrap-option="wrap" style:run-through="background"/>
      <style:paragraph-properties style:writing-mode="lr-tb"/>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office:automatic-styles>
  <office:master-styles>
    <style:master-page style:name="Standard" style:page-layout-name="Mpm1">
      <style:footer>
        <text:p text:style-name="Footer"><draw:g text:anchor-type="paragraph" draw:z-index="3" draw:name="Group 164" draw:style-name="Mgr1"><draw:custom-shape draw:name="Rectangle 165" draw:style-name="Mgr2" draw:text-style-name="MP1" svg:width="16.511cm" svg:height="0.763cm" svg:x="4.489cm" svg:y="-0.38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668cm" svg:x="3.854cm" svg:y="-0.355cm"><text:p text:style-name="MP2"><text:span text:style-name="MT1">ASIX – M8 – SXI</text:span><text:span text:style-name="MT2"> | IES SA PALOMERA | CURS 22-23</text:span><text:span text:style-name="MT3"> <text:s text: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dc:creator>David Bancells</dc:creator>
    <meta:editing-cycles>861</meta:editing-cycles>
    <meta:print-date>2022-09-29T11:46:00</meta:print-date>
    <meta:creation-date>2019-09-24T06:15:00</meta:creation-date>
    <dc:date>2022-11-10T11:40:00</dc:date>
    <meta:editing-duration>P1DT1H41M</meta:editing-duration>
    <meta:generator>LibreOffice/7.0.4.2$Linux_X86_64 LibreOffice_project/00$Build-2</meta:generator>
    <meta:document-statistic meta:table-count="0" meta:image-count="0" meta:object-count="0" meta:page-count="4" meta:paragraph-count="57" meta:word-count="1434" meta:character-count="8730" meta:non-whitespace-character-count="7321"/>
    <meta:user-defined meta:name="AppVersion">16.0000</meta:user-defined>
    <meta:template xlink:type="simple" xlink:actuate="onRequest" xlink:title="Normal" xlink:href=""/>
  </office:meta>
</office:document-meta>
</file>